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0b2ee" officeooo:paragraph-rsid="0010b2ee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18 總舖師的圍爐菜</text:p>
        <text:p text:style-name="P1"/>
        <text:p text:style-name="P1">過年暝，</text:p>
        <text:p text:style-name="P1">Kuè-nî-mê, </text:p>
        <text:p text:style-name="P1"/>
        <text:p text:style-name="P1">家家戶戶攏咧圍爐，</text:p>
        <text:p text:style-name="P1">ke-ke-hōo-hōo lóng teh uî-lôo, </text:p>
        <text:p text:style-name="P1"/>
        <text:p text:style-name="P1">桌頂的年菜若欲豐沛，</text:p>
        <text:p text:style-name="P1">toh-tíng ê nî-tshài nā beh phong-phài, </text:p>
        <text:p text:style-name="P1"/>
        <text:p text:style-name="P1">這就愛看厝裡的彼个總舖師的功夫囉！</text:p>
        <text:p text:style-name="P1">tse tō ài khuànn tshù--lí ê hit ê tsóng-phòo-sai ê kang-hu --looh! </text:p>
        <text:p text:style-name="P1"/>
        <text:p text:style-name="P1">會記得細漢的時，</text:p>
        <text:p text:style-name="P1">Ē-kì-tit sè-hàn ê sî, </text:p>
        <text:p text:style-name="P1"/>
        <text:p text:style-name="P1">猶閣是農業社會，</text:p>
        <text:p text:style-name="P1">iáu-koh sī lông-gia̍p siā-huē, </text:p>
        <text:p text:style-name="P1"/>
        <text:p text:style-name="P1">毋管是煮三頓，</text:p>
        <text:p text:style-name="P1">m̄-kuán sī tsú sann tǹg, </text:p>
        <text:p text:style-name="P1"/>
        <text:p text:style-name="P1">抑是洗身軀的燒水，</text:p>
        <text:p text:style-name="P1">ia̍h-sī sé-sin-khu ê sio-tsuí, </text:p>
        <text:p text:style-name="P1"/>
        <text:p text:style-name="P1">攏是用大灶燃柴的，</text:p>
        <text:p text:style-name="P1">lóng sī iōng tuā-tsàu hiânn-tshâ--ê, </text:p>
        <text:p text:style-name="P1"/>
        <text:p text:style-name="P1">無通像這馬用電、</text:p>
        <text:p text:style-name="P1">bô thang tshiūnn tsit-má iōng tiān, </text:p>
        <text:p text:style-name="P1"/>
        <text:p text:style-name="P1">燃gá-suh遐爾仔利便。</text:p>
        <text:p text:style-name="P1">hiânn gá-suh hiah-nī-á lī-piān. </text:p>
        <text:p text:style-name="P1"/>
        <text:p text:style-name="P1">因為攏愛共厝裡鬥相共，</text:p>
        <text:p text:style-name="P1">In-uī lóng ài kā tshù--lí tàu-sann-kāng, </text:p>
        <text:p text:style-name="P1"/>
        <text:p text:style-name="P1">所以較早的囡仔逐个攏嘛會曉燃大灶。</text:p>
        <text:p text:style-name="P1">sóo-í khah-tsá ê gín-á ta̍k ê lóng mā ē-hiáu hiânn tuā-tsàu.</text:p>
        <text:p text:style-name="P1"/>
        <text:p text:style-name="P1"/>
        <text:p text:style-name="P1"/>
        <text:p text:style-name="P1"/>
        <text:p text:style-name="P1">阿母就是阮兜的總舖師，</text:p>
        <text:p text:style-name="P1">A-bú tō sī guán tau ê tsóng-phòo-sai, </text:p>
        <text:p text:style-name="P1"/>
        <text:p text:style-name="P1">日頭猶未落山，</text:p>
        <text:p text:style-name="P1">ji̍t-thâu iáu-buē lo̍h-suann, </text:p>
        <text:p text:style-name="P1"/>
        <text:p text:style-name="P1">伊就開始無閒咧款圍爐菜矣。</text:p>
        <text:p text:style-name="P1">i tō khai-sí bô-îng teh khuán uî-lôo-tshài --ah.</text:p>
        <text:p text:style-name="P1"/>
        <text:p text:style-name="P1">阿母通常會對上厚工的先來，</text:p>
        <text:p text:style-name="P1">A-bú thong-siông ē uì siōng kāu-kang--ê sing lâi, </text:p>
        <text:p text:style-name="P1"/>
        <text:p text:style-name="P1">頭一項就是封肉！</text:p>
        <text:p text:style-name="P1">thâu tsi̍t hāng tō sī hong-bah!</text:p>
        <text:p text:style-name="P1"/>
        <text:p text:style-name="P1">豬肉買轉來著愛先燃滾水燙過，</text:p>
        <text:p text:style-name="P1"><text:soft-page-break/>Ti-bah bé--tńg-lâi tio̍h-ài sing hiânn kún-tsuí thǹg--kuè, </text:p>
        <text:p text:style-name="P1"/>
        <text:p text:style-name="P1">豬毛著愛巡看剾有清氣無？</text:p>
        <text:p text:style-name="P1">ti-mn̂g tio̍h-ài sûn khuànn khau ū tshing-khì --bô? </text:p>
        <text:p text:style-name="P1"/>
        <text:p text:style-name="P1">閣愛先乍過一遍油，</text:p>
        <text:p text:style-name="P1">Koh ài sing tsànn-kuè tsi̍t piàn iû, </text:p>
        <text:p text:style-name="P1"/>
        <text:p text:style-name="P1">才會使下落去炕。</text:p>
        <text:p text:style-name="P1">tsiah ē-sái hē lo̍h-khì khòng. </text:p>
        <text:p text:style-name="P1"/>
        <text:p text:style-name="P1">紲落去著愛用慢火炕予爛，</text:p>
        <text:p text:style-name="P1">Suà--lo̍h-khì tio̍h-ài iōng bān-hué khòng hōo nuā, </text:p>
        <text:p text:style-name="P1"/>
        <text:p text:style-name="P1">阮阿爸伊上愛食這項芳閣𩚨的封肉。</text:p>
        <text:p text:style-name="P1">guán a-pah i siōng ài tsia̍h tsit hāng phang koh khiū ê hong-bah. </text:p>
        <text:p text:style-name="P1"/>
        <text:p text:style-name="P1">另外，</text:p>
        <text:p text:style-name="P1">Līng-guā, </text:p>
        <text:p text:style-name="P1"/>
        <text:p text:style-name="P1">圍爐一定愛食的閣有魚仔，</text:p>
        <text:p text:style-name="P1">uî-lôo it-tīng ài tsia̍h--ê koh ū hî-á, </text:p>
        <text:p text:style-name="P1"/>
        <text:p text:style-name="P1">魚仔著愛煎予赤，</text:p>
        <text:p text:style-name="P1">hî-á tio̍h-ài tsian hōo tshiah, </text:p>
        <text:p text:style-name="P1"/>
        <text:p text:style-name="P1">食起來才會芳閣酥。</text:p>
        <text:p text:style-name="P1">tsia̍h --khí-lâi tsiah ē phang koh soo.</text:p>
        <text:p text:style-name="P1"/>
        <text:p text:style-name="P1"/>
        <text:p text:style-name="P1"/>
        <text:p text:style-name="P1"/>
        <text:p text:style-name="P1">有魚嘛著愛有雞，</text:p>
        <text:p text:style-name="P1">Ū hî mā tio̍h-ài ū ke, </text:p>
        <text:p text:style-name="P1"/>
        <text:p text:style-name="P1">早起阿母就去挽茄苳葉欲來翕茄苳雞，</text:p>
        <text:p text:style-name="P1">tsá-khí a-bú tō khì bán ka-tang-hio̍h beh lâi hip ka-tang-ke, </text:p>
        <text:p text:style-name="P1"/>
        <text:p text:style-name="P1">聽講食了會開脾。</text:p>
        <text:p text:style-name="P1">thiann-kóng tsia̍h-liáu ē khui-pî. <text:s/></text:p>
        <text:p text:style-name="P1"/>
        <text:p text:style-name="P1">彼種滋味有影是芳kòng-kòng，</text:p>
        <text:p text:style-name="P1">Hit tsióng tsu-bī ū-iánn sī phang-kòng-kòng, </text:p>
        <text:p text:style-name="P1"/>
        <text:p text:style-name="P1">有夠好食！</text:p>
        <text:p text:style-name="P1">ū-kàu hó-tsia̍h!</text:p>
        <text:p text:style-name="P1"/>
        <text:p text:style-name="P1"/>
        <text:p text:style-name="P1"/>
        <text:p text:style-name="P1"/>
        <text:p text:style-name="P1">過年過節，</text:p>
        <text:p text:style-name="P1">Kuè-nî kuè-tseh, </text:p>
        <text:p text:style-name="P1"/>
        <text:p text:style-name="P1">阿母攏會炊甜粿、菜頭粿佮發粿。</text:p>
        <text:p text:style-name="P1">a-bú lóng ē tshue tinn-kué, tshài-thâu-kué kah huat-kué. </text:p>
        <text:p text:style-name="P1"/>
        <text:p text:style-name="P1">等祖先拜煞，</text:p>
        <text:p text:style-name="P1">Tán tsóo-sian pài suah, </text:p>
        <text:p text:style-name="P1"/>
        <text:p text:style-name="P1">暗時欲圍爐的時陣，</text:p>
        <text:p text:style-name="P1">àm-sî beh uî-lôo ê sî-tsūn, </text:p>
        <text:p text:style-name="P1"><text:soft-page-break/></text:p>
        <text:p text:style-name="P1">攏會煎一寡甜粿佮發粿，</text:p>
        <text:p text:style-name="P1">lóng ē tsian tsi̍t-kuá tinn-kué kah huat-kué, </text:p>
        <text:p text:style-name="P1"/>
        <text:p text:style-name="P1">因為序大講：「過年時，食予發一下，</text:p>
        <text:p text:style-name="P1">in-uī sī-tuā kóng: “Kuè-nî sî, tsia̍h hōo huat--tsi̍t-ē, </text:p>
        <text:p text:style-name="P1"/>
        <text:p text:style-name="P1">討一个好吉兆啦！」</text:p>
        <text:p text:style-name="P1">thó tsi̍t ê hó kiat-tiāu --lah!」</text:p>
        <text:p text:style-name="P1"/>
        <text:p text:style-name="P1">啊若食菜頭粿講是好彩頭，</text:p>
        <text:p text:style-name="P1">Ah nā tsia̍h tshài-thâu-kué kóng sī hó tshái-thâu, </text:p>
        <text:p text:style-name="P1"/>
        <text:p text:style-name="P1">彼若閣煎過是有夠芳的啦！</text:p>
        <text:p text:style-name="P1">he nā koh tsian--kuè sī ū-kàu phang--ê --lah! </text:p>
        <text:p text:style-name="P1"/>
        <text:p text:style-name="P1">搵豆油膏上著味，</text:p>
        <text:p text:style-name="P1">Ùn tāu-iû-ko siōng tio̍h-bī, </text:p>
        <text:p text:style-name="P1"/>
        <text:p text:style-name="P1">這項是我上愛食的。</text:p>
        <text:p text:style-name="P1">tsit hāng sī guá siōng ài tsia̍h--ê. <text:s/></text:p>
        <text:p text:style-name="P1"/>
        <text:p text:style-name="P1">有一種芥菜會當做長年菜、長壽菜，</text:p>
        <text:p text:style-name="P1">Ū tsi̍t tsióng kuà-tshài ē-tàng tsò tn̂g-nî-tshài, tn̂g-siū-tshài, </text:p>
        <text:p text:style-name="P1"/>
        <text:p text:style-name="P1">是寒人才有的，</text:p>
        <text:p text:style-name="P1">sī kuânn--lâng tsiah ū--ê, </text:p>
        <text:p text:style-name="P1"/>
        <text:p text:style-name="P1">家己菜園仔就有種。</text:p>
        <text:p text:style-name="P1">ka-kī tshài-hn̂g-á tō ū tsìng. </text:p>
        <text:p text:style-name="P1"/>
        <text:p text:style-name="P1">若𤉙湯，</text:p>
        <text:p text:style-name="P1">Nā kûn thng, </text:p>
        <text:p text:style-name="P1"/>
        <text:p text:style-name="P1">攏毋免摻味素，</text:p>
        <text:p text:style-name="P1">lóng m̄-bián tsham bī-sòo, </text:p>
        <text:p text:style-name="P1"/>
        <text:p text:style-name="P1">湯頭就真甘甜！</text:p>
        <text:p text:style-name="P1">thng-thâu tō tsin kam-tinn! </text:p>
        <text:p text:style-name="P1"/>
        <text:p text:style-name="P1">猶閣有阿媽家己豉的鹹豬肉，</text:p>
        <text:p text:style-name="P1">Iáu-koh ū a-má ka-kī sīnn ê kiâm ti-bah, </text:p>
        <text:p text:style-name="P1"/>
        <text:p text:style-name="P1">切切咧用寡蒜仔落去芡芳炒炒咧，</text:p>
        <text:p text:style-name="P1">tshiat-tshiat--leh iōng kuá suàn-á lo̍h-khì khiàn-phang tshá-tshá--leh, </text:p>
        <text:p text:style-name="P1"/>
        <text:p text:style-name="P1">阿公干焦用來配飯，</text:p>
        <text:p text:style-name="P1">a-kong kan-na iōng-lâi phuè pn̄g, </text:p>
        <text:p text:style-name="P1"/>
        <text:p text:style-name="P1">就會當食幾若碗！</text:p>
        <text:p text:style-name="P1">tō ē-tàng tsia̍h kuí-nā uánn!</text:p>
        <text:p text:style-name="P1"/>
        <text:p text:style-name="P1"/>
        <text:p text:style-name="P1"/>
        <text:p text:style-name="P1"/>
        <text:p text:style-name="P1">日頭已經落山，</text:p>
        <text:p text:style-name="P1">Ji̍t-thâu í-king lo̍h-suann, </text:p>
        <text:p text:style-name="P1"/>
        <text:p text:style-name="P1">阿母叫阮遮的囡仔緊共碗箸排予好勢，</text:p>
        <text:p text:style-name="P1">a-bú kiò guán tsia-ê gín-á kín kā uánn-tī pâi hōo hó-<text:soft-page-break/>sè, </text:p>
        <text:p text:style-name="P1"/>
        <text:p text:style-name="P1">準備通圍爐！</text:p>
        <text:p text:style-name="P1">tsún-pī thang uî-lôo! </text:p>
        <text:p text:style-name="P1"/>
        <text:p text:style-name="P1">所有的年菜攏煮好捀上桌矣，</text:p>
        <text:p text:style-name="P1">Sóo-ū ê nî-tshài lóng tsú hó phâng tsiūnn-toh --ah, </text:p>
        <text:p text:style-name="P1"/>
        <text:p text:style-name="P1">這時陣大灶內面的火，</text:p>
        <text:p text:style-name="P1">tsit sî-tsūn tuā-tsàu lāi-bīn ê hué, </text:p>
        <text:p text:style-name="P1"/>
        <text:p text:style-name="P1">猶賰一點仔火種，</text:p>
        <text:p text:style-name="P1">iáu tshun tsi̍t-tiám-á hué-tsíng, </text:p>
        <text:p text:style-name="P1"/>
        <text:p text:style-name="P1">阿母攏會問阮講：「敢欲囥寡番薯入去炰？」</text:p>
        <text:p text:style-name="P1">a-bú lóng ē mn̄g guán kóng: “Kám beh khǹg kuá han-tsî ji̍p-khì pû?” </text:p>
        <text:p text:style-name="P1"/>
        <text:p text:style-name="P1">若講著彼款滋味，</text:p>
        <text:p text:style-name="P1">Nā kóng-tio̍h hit khuán tsu-bī, </text:p>
        <text:p text:style-name="P1"/>
        <text:p text:style-name="P1">帶有一點仔臭火焦的芳，</text:p>
        <text:p text:style-name="P1">tài ū tsi̍t-tiám-á tshàu-hué-ta ê phang, </text:p>
        <text:p text:style-name="P1"/>
        <text:p text:style-name="P1">是到今猶予我誠數念的氣味，</text:p>
        <text:p text:style-name="P1">sī kàu-tann iáu hōo guá tsiânn siàu-liām ê khì-bī, </text:p>
        <text:p text:style-name="P1"/>
        <text:p text:style-name="P1">嘛是囡仔時代的記持！</text:p>
        <text:p text:style-name="P1">mā sī gín-á sî-tāi ê kì-tî! </text:p>
        <text:p text:style-name="P1"/>
        <text:p text:style-name="P1">會當食著一桌遮爾仔腥臊的圍爐菜，</text:p>
        <text:p text:style-name="P1">Ē-tàng tsia̍h-tio̍h tsi̍t toh tsiah-nī-á tshenn-tshau ê uî-lôo-tshài, </text:p>
        <text:p text:style-name="P1"/>
        <text:p text:style-name="P1">著愛感謝上辛苦的總舖師，</text:p>
        <text:p text:style-name="P1">tio̍h-ài kám-siā siōng sin-khóo ê tsóng-phòo-sai, </text:p>
        <text:p text:style-name="P1"/>
        <text:p text:style-name="P1">彼就是阮阿母啦！</text:p>
        <text:p text:style-name="P1">he tō sī guán a-bú --lah!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1:51:53.870430420</dc:date>
    <meta:editing-duration>PT24S</meta:editing-duration>
    <meta:editing-cycles>1</meta:editing-cycles>
    <meta:document-statistic meta:table-count="0" meta:image-count="0" meta:object-count="0" meta:page-count="4" meta:paragraph-count="138" meta:word-count="1144" meta:character-count="3320" meta:non-whitespace-character-count="2912"/>
    <meta:generator>LibreOffice/5.1.6.2$Linux_X86_64 LibreOffice_project/10m0$Build-2</meta:generator>
  </office:meta>
</office:document-meta>
</file>